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45b11" officeooo:paragraph-rsid="00045b11"/>
    </style:style>
    <style:style style:name="P2" style:family="paragraph" style:parent-style-name="Standard">
      <style:text-properties officeooo:rsid="00045b11" officeooo:paragraph-rsid="0005044c"/>
    </style:style>
    <style:style style:name="P3" style:family="paragraph" style:parent-style-name="Standard">
      <style:text-properties officeooo:rsid="0005044c" officeooo:paragraph-rsid="0005044c"/>
    </style:style>
    <style:style style:name="P4" style:family="paragraph" style:parent-style-name="Standard">
      <style:text-properties officeooo:rsid="0005c9f7" officeooo:paragraph-rsid="0005c9f7"/>
    </style:style>
    <style:style style:name="P5" style:family="paragraph" style:parent-style-name="Standard">
      <style:text-properties officeooo:rsid="0006ae59" officeooo:paragraph-rsid="0006ae59"/>
    </style:style>
    <style:style style:name="P6" style:family="paragraph" style:parent-style-name="Standard">
      <style:text-properties officeooo:rsid="00071623" officeooo:paragraph-rsid="00071623"/>
    </style:style>
    <style:style style:name="T1" style:family="text">
      <style:text-properties officeooo:rsid="0005044c"/>
    </style:style>
    <style:style style:name="T2" style:family="text">
      <style:text-properties officeooo:rsid="0005c9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:</text:p>
      <text:p text:style-name="P1">parte a:</text:p>
      <text:p text:style-name="P3">v-hello?</text:p>
      <text:p text:style-name="P1"><text:span text:style-name="T1">f-</text:span>1-<text:span text:style-name="T1">Hi Freddy. it’s val. is Kate there?</text:span></text:p>
      <text:p text:style-name="P1"><text:span text:style-name="T1">v-</text:span>2-<text:span text:style-name="T1">No, she’s out at the moment. Shall i tell her yuo called?</text:span></text:p>
      <text:p text:style-name="P2"><text:span text:style-name="T1">f-</text:span>3-<text:span text:style-name="T1">Yes, please. Can you ask her to phone me at the office?</text:span></text:p>
      <text:p text:style-name="P1"><text:span text:style-name="T1">v-</text:span>4-<text:span text:style-name="T1">OK, bye.</text:span></text:p>
      <text:p text:style-name="P1"/>
      <text:p text:style-name="P1">parte b:</text:p>
      <text:p text:style-name="P3">r-hello, first for food, can i help you?</text:p>
      <text:p text:style-name="P1"><text:span text:style-name="T1">a-</text:span>5-<text:span text:style-name="T1">Hello, this is Anthony Marsden here. Could i speack to Metthew Thomas, please?</text:span></text:p>
      <text:p text:style-name="P1"><text:span text:style-name="T1">r-</text:span>6-<text:span text:style-name="T1">I’m sorry. He’s in a meeting at the moment. Can i take a message?</text:span></text:p>
      <text:p text:style-name="P2"><text:span text:style-name="T1">a-</text:span>7-<text:span text:style-name="T1">No, thank you. i’ll call back later. Goodbye</text:span></text:p>
      <text:p text:style-name="P3">goodbye</text:p>
      <text:p text:style-name="P3">2:</text:p>
      <text:p text:style-name="P3">parte a:</text:p>
      <text:p text:style-name="P3">2-<text:span text:style-name="T2">at the moment</text:span> </text:p>
      <text:p text:style-name="P3">3- a message?</text:p>
      <text:p text:style-name="P3">4-call <text:span text:style-name="T2">back</text:span></text:p>
      <text:p text:style-name="P3"><text:s/>-tomororw?</text:p>
      <text:p text:style-name="P3"><text:span text:style-name="T2">5</text:span> - at my office</text:p>
      <text:p text:style-name="P3">parte b:</text:p>
      <text:p text:style-name="P3">6- <text:span text:style-name="T2">it is possible to talk to my wife</text:span></text:p>
      <text:p text:style-name="P4">7- the line</text:p>
      <text:p text:style-name="P4">8-i tell her </text:p>
      <text:p text:style-name="P4">9 - home this</text:p>
      <text:p text:style-name="P4"/>
      <text:p text:style-name="P5">3:</text:p>
      <text:p text:style-name="P5">parte a:</text:p>
      <text:p text:style-name="P5">2-Speaking</text:p>
      <text:p text:style-name="P5">3-i’m calling</text:p>
      <text:p text:style-name="P5">4-i’m in a meeting</text:p>
      <text:p text:style-name="P5">5-can i call you back</text:p>
      <text:p text:style-name="P5">6-call me on my mobile</text:p>
      <text:p text:style-name="P5">7-i’ll call you later</text:p>
      <text:p text:style-name="P5">parte b:</text:p>
      <text:p text:style-name="P5">8-can i speak to</text:p>
      <text:p text:style-name="P5">9-Hold on a moment</text:p>
      <text:p text:style-name="P5">10-it’s tom</text:p>
      <text:p text:style-name="P5">11-i got your message</text:p>
      <text:p text:style-name="P5">12-can you</text:p>
      <text:p text:style-name="P5">13-what time shall we meet</text:p>
      <text:p text:style-name="P5">14-see you then</text:p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4T16:27:00.977659632</meta:creation-date>
    <dc:date>2022-03-24T17:15:13.744167335</dc:date>
    <meta:editing-duration>PT5M31S</meta:editing-duration>
    <meta:editing-cycles>1</meta:editing-cycles>
    <meta:document-statistic meta:table-count="0" meta:image-count="0" meta:object-count="0" meta:page-count="1" meta:paragraph-count="41" meta:word-count="171" meta:character-count="841" meta:non-whitespace-character-count="708"/>
    <meta:generator>LibreOffice/6.1.5.2$Linux_X86_64 LibreOffice_project/10$Build-2</meta:generator>
  </office:meta>
</office:document-meta>
</file>